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1727" officeooo:paragraph-rsid="00031727"/>
    </style:style>
    <style:style style:name="P2" style:family="paragraph" style:parent-style-name="Standard">
      <style:text-properties officeooo:paragraph-rsid="00031727"/>
    </style:style>
    <style:style style:name="T1" style:family="text">
      <style:text-properties officeooo:rsid="000c0200"/>
    </style:style>
    <style:style style:name="T2" style:family="text">
      <style:text-properties officeooo:rsid="000317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version shows how to deploy PHP guestbook using minikube, It is pertinent to have cluster deployed and the command-line tool must be able to communicate with the cluster. </text:p>
      <text:p text:style-name="P1">To do this simply enter the following</text:p>
      <text:p text:style-name="P1"><text:s/>$ minikube start</text:p>
      <text:p text:style-name="P1"><text:s/>then enter </text:p>
      <text:p text:style-name="P1"><text:s/>$ kubectl get pods</text:p>
      <text:p text:style-name="P1"><text:s/></text:p>
      <text:p text:style-name="P1"><text:s/>Download the following links to your application folder</text:p>
      <text:p text:style-name="P1">1) <text:s/><text:a xlink:type="simple" xlink:href="https://kubernetes.io/docs/tutorials/stateless-application/guestbook/redis-master-deployment.yaml" text:style-name="Internet_20_link" text:visited-style-name="Visited_20_Internet_20_Link"><text:span text:style-name="Source_20_Text"><text:span text:style-name="T1">redis-master-deployment</text:span></text:span></text:a></text:p>
      <text:p text:style-name="P2"><text:span text:style-name="Source_20_Text"><text:span text:style-name="T2">2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Courier New" style:font-family-asian="'Courier New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7:22:26.062680146</meta:creation-date>
    <dc:date>2018-01-09T17:28:34.950906567</dc:date>
    <meta:editing-duration>PT6M9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56" meta:character-count="347" meta:non-whitespace-character-count="291"/>
  </office:meta>
</office:document-meta>
</file>